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titre_5f_chapitre" style:list-style-name="">
      <style:paragraph-properties fo:break-before="page"/>
    </style:style>
    <style:style style:name="P22" style:family="paragraph" style:parent-style-name="amh_5f_paragraphe">
      <style:text-properties officeooo:paragraph-rsid="007ab62f"/>
    </style:style>
    <style:style style:name="P23" style:family="paragraph" style:parent-style-name="amh_5f_paragraphe">
      <style:text-properties officeooo:paragraph-rsid="00d3ead6"/>
    </style:style>
    <style:style style:name="P24" style:family="paragraph" style:parent-style-name="amh_5f_paragraphe">
      <style:text-properties officeooo:rsid="01334f0c" officeooo:paragraph-rsid="0135780f"/>
    </style:style>
    <style:style style:name="P25" style:family="paragraph" style:parent-style-name="amh_5f_paragraphe">
      <style:text-properties officeooo:rsid="0133e2f5" officeooo:paragraph-rsid="0135780f"/>
    </style:style>
    <style:style style:name="P26" style:family="paragraph" style:parent-style-name="amh_5f_paragraphe">
      <style:text-properties officeooo:rsid="013929fb" officeooo:paragraph-rsid="013929fb"/>
    </style:style>
    <style:style style:name="P27" style:family="paragraph" style:parent-style-name="amh_5f_paragraphe">
      <style:text-properties officeooo:rsid="013d91a2" officeooo:paragraph-rsid="013d91a2"/>
    </style:style>
    <style:style style:name="P28" style:family="paragraph" style:parent-style-name="amh_5f_paragraphe">
      <style:text-properties officeooo:rsid="014ccc58" officeooo:paragraph-rsid="014ccc58"/>
    </style:style>
    <style:style style:name="P29" style:family="paragraph" style:parent-style-name="amh_5f_paragraphe">
      <style:text-properties officeooo:rsid="015ad1aa" officeooo:paragraph-rsid="015ad1aa"/>
    </style:style>
    <style:style style:name="P30" style:family="paragraph" style:parent-style-name="amh_5f_paragraphe">
      <style:paragraph-properties style:writing-mode="lr-tb" style:writing-mode-automatic="false"/>
      <style:text-properties officeooo:rsid="01627e27" officeooo:paragraph-rsid="01627e27"/>
    </style:style>
    <style:style style:name="P31" style:family="paragraph" style:parent-style-name="amh_5f_paragraphe">
      <style:text-properties officeooo:rsid="01677e3e" officeooo:paragraph-rsid="01677e3e"/>
    </style:style>
    <style:style style:name="P32" style:family="paragraph" style:parent-style-name="amh_5f_paragraphe">
      <style:text-properties officeooo:rsid="017f3d3a" officeooo:paragraph-rsid="017f3d3a"/>
    </style:style>
    <style:style style:name="P33" style:family="paragraph" style:parent-style-name="amh_5f_vers">
      <style:text-properties officeooo:rsid="018b7286" officeooo:paragraph-rsid="018b7286"/>
    </style:style>
    <style:style style:name="P34" style:family="paragraph" style:parent-style-name="amh_5f_paragraphe">
      <style:text-properties officeooo:rsid="018b7286" officeooo:paragraph-rsid="018b7286"/>
    </style:style>
    <style:style style:name="P35" style:family="paragraph" style:parent-style-name="amh_5f_titre_5f_chapitre">
      <style:paragraph-properties fo:break-before="page"/>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12a2dfc"/>
    </style:style>
    <style:style style:name="T130" style:family="text">
      <style:text-properties officeooo:rsid="006f8bec"/>
    </style:style>
    <style:style style:name="T131" style:family="text">
      <style:text-properties officeooo:rsid="006f8bec" fo:background-color="#ffff00" loext:char-shading-value="0"/>
    </style:style>
    <style:style style:name="T132" style:family="text">
      <style:text-properties officeooo:rsid="0070d1b0"/>
    </style:style>
    <style:style style:name="T133" style:family="text">
      <style:text-properties fo:language="en" fo:country="US" officeooo:rsid="0070d1b0"/>
    </style:style>
    <style:style style:name="T134" style:family="text">
      <style:text-properties officeooo:rsid="0072a872"/>
    </style:style>
    <style:style style:name="T135" style:family="text">
      <style:text-properties officeooo:rsid="00738408"/>
    </style:style>
    <style:style style:name="T136" style:family="text">
      <style:text-properties officeooo:rsid="01249886"/>
    </style:style>
    <style:style style:name="T137" style:family="text">
      <style:text-properties officeooo:rsid="01258ed1"/>
    </style:style>
    <style:style style:name="T138" style:family="text">
      <style:text-properties officeooo:rsid="01250786"/>
    </style:style>
    <style:style style:name="T139" style:family="text">
      <style:text-properties officeooo:rsid="0128bbae"/>
    </style:style>
    <style:style style:name="T140" style:family="text">
      <style:text-properties officeooo:rsid="012967a2"/>
    </style:style>
    <style:style style:name="T141" style:family="text">
      <style:text-properties officeooo:rsid="0129b931"/>
    </style:style>
    <style:style style:name="T142" style:family="text">
      <style:text-properties officeooo:rsid="012b9fb7"/>
    </style:style>
    <style:style style:name="T143" style:family="text">
      <style:text-properties officeooo:rsid="012c4725"/>
    </style:style>
    <style:style style:name="T144" style:family="text">
      <style:text-properties officeooo:rsid="012de291"/>
    </style:style>
    <style:style style:name="T145" style:family="text">
      <style:text-properties officeooo:rsid="012eed9b"/>
    </style:style>
    <style:style style:name="T146" style:family="text">
      <style:text-properties officeooo:rsid="01302619"/>
    </style:style>
    <style:style style:name="T147" style:family="text">
      <style:text-properties officeooo:rsid="01334f0c"/>
    </style:style>
    <style:style style:name="T148" style:family="text">
      <style:text-properties officeooo:rsid="0133a33a"/>
    </style:style>
    <style:style style:name="T149" style:family="text">
      <style:text-properties officeooo:rsid="0133e2f5"/>
    </style:style>
    <style:style style:name="T150" style:family="text">
      <style:text-properties officeooo:rsid="0135780f"/>
    </style:style>
    <style:style style:name="T151" style:family="text">
      <style:text-properties officeooo:rsid="01376b6d"/>
    </style:style>
    <style:style style:name="T152" style:family="text">
      <style:text-properties officeooo:rsid="013929fb"/>
    </style:style>
    <style:style style:name="T153" style:family="text">
      <style:text-properties officeooo:rsid="013983e2"/>
    </style:style>
    <style:style style:name="T154" style:family="text">
      <style:text-properties officeooo:rsid="013a563a"/>
    </style:style>
    <style:style style:name="T155" style:family="text">
      <style:text-properties officeooo:rsid="013aaf20"/>
    </style:style>
    <style:style style:name="T156" style:family="text">
      <style:text-properties officeooo:rsid="013afb5c"/>
    </style:style>
    <style:style style:name="T157" style:family="text">
      <style:text-properties officeooo:rsid="013aff0e"/>
    </style:style>
    <style:style style:name="T158" style:family="text">
      <style:text-properties officeooo:rsid="013f5dbd"/>
    </style:style>
    <style:style style:name="T159" style:family="text">
      <style:text-properties officeooo:rsid="013f8b02"/>
    </style:style>
    <style:style style:name="T160" style:family="text">
      <style:text-properties officeooo:rsid="01415445"/>
    </style:style>
    <style:style style:name="T161" style:family="text">
      <style:text-properties officeooo:rsid="01432549"/>
    </style:style>
    <style:style style:name="T162" style:family="text">
      <style:text-properties officeooo:rsid="014385cd"/>
    </style:style>
    <style:style style:name="T163" style:family="text">
      <style:text-properties officeooo:rsid="01456473"/>
    </style:style>
    <style:style style:name="T164" style:family="text">
      <style:text-properties officeooo:rsid="0146c82a"/>
    </style:style>
    <style:style style:name="T165" style:family="text">
      <style:text-properties officeooo:rsid="01492a47"/>
    </style:style>
    <style:style style:name="T166" style:family="text">
      <style:text-properties officeooo:rsid="014ae5cf" fo:background-color="#ffff00" loext:char-shading-value="0"/>
    </style:style>
    <style:style style:name="T167" style:family="text">
      <style:text-properties officeooo:rsid="014ae5cf"/>
    </style:style>
    <style:style style:name="T168" style:family="text">
      <style:text-properties officeooo:rsid="014bfe56"/>
    </style:style>
    <style:style style:name="T169" style:family="text">
      <style:text-properties officeooo:rsid="014e3ba3"/>
    </style:style>
    <style:style style:name="T170" style:family="text">
      <style:text-properties officeooo:rsid="014ee954"/>
    </style:style>
    <style:style style:name="T171" style:family="text">
      <style:text-properties officeooo:rsid="014fdb26"/>
    </style:style>
    <style:style style:name="T172" style:family="text">
      <style:text-properties officeooo:rsid="015137a2"/>
    </style:style>
    <style:style style:name="T173" style:family="text">
      <style:text-properties officeooo:rsid="01521977"/>
    </style:style>
    <style:style style:name="T174" style:family="text">
      <style:text-properties officeooo:rsid="0153f459"/>
    </style:style>
    <style:style style:name="T175" style:family="text">
      <style:text-properties officeooo:rsid="0154e1d7"/>
    </style:style>
    <style:style style:name="T176" style:family="text">
      <style:text-properties officeooo:rsid="015507dc"/>
    </style:style>
    <style:style style:name="T177" style:family="text">
      <style:text-properties officeooo:rsid="01554516"/>
    </style:style>
    <style:style style:name="T178" style:family="text">
      <style:text-properties officeooo:rsid="01573ded"/>
    </style:style>
    <style:style style:name="T179" style:family="text">
      <style:text-properties officeooo:rsid="0159c076"/>
    </style:style>
    <style:style style:name="T180" style:family="text">
      <style:text-properties officeooo:rsid="015ad1aa"/>
    </style:style>
    <style:style style:name="T181" style:family="text">
      <style:text-properties officeooo:rsid="015c0931"/>
    </style:style>
    <style:style style:name="T182" style:family="text">
      <style:text-properties officeooo:rsid="015d2254"/>
    </style:style>
    <style:style style:name="T183" style:family="text">
      <style:text-properties officeooo:rsid="015e8cd9"/>
    </style:style>
    <style:style style:name="T184" style:family="text">
      <style:text-properties officeooo:rsid="015ed842"/>
    </style:style>
    <style:style style:name="T185" style:family="text">
      <style:text-properties officeooo:rsid="0160c49f"/>
    </style:style>
    <style:style style:name="T186" style:family="text">
      <style:text-properties officeooo:rsid="01610f15"/>
    </style:style>
    <style:style style:name="T187" style:family="text">
      <style:text-properties officeooo:rsid="01612c7d"/>
    </style:style>
    <style:style style:name="T188" style:family="text">
      <style:text-properties officeooo:rsid="0163acea"/>
    </style:style>
    <style:style style:name="T189" style:family="text">
      <style:text-properties officeooo:rsid="0164bffa"/>
    </style:style>
    <style:style style:name="T190" style:family="text">
      <style:text-properties officeooo:rsid="0165e808"/>
    </style:style>
    <style:style style:name="T191" style:family="text">
      <style:text-properties officeooo:rsid="01680648"/>
    </style:style>
    <style:style style:name="T192" style:family="text">
      <style:text-properties officeooo:rsid="01692c17"/>
    </style:style>
    <style:style style:name="T193" style:family="text">
      <style:text-properties officeooo:rsid="0169563d"/>
    </style:style>
    <style:style style:name="T194" style:family="text">
      <style:text-properties officeooo:rsid="016b5612"/>
    </style:style>
    <style:style style:name="T195" style:family="text">
      <style:text-properties officeooo:rsid="016c64fe"/>
    </style:style>
    <style:style style:name="T196" style:family="text">
      <style:text-properties officeooo:rsid="016e5406"/>
    </style:style>
    <style:style style:name="T197" style:family="text">
      <style:text-properties officeooo:rsid="016f5e27"/>
    </style:style>
    <style:style style:name="T198" style:family="text">
      <style:text-properties officeooo:rsid="0170b050"/>
    </style:style>
    <style:style style:name="T199" style:family="text">
      <style:text-properties officeooo:rsid="017187c6"/>
    </style:style>
    <style:style style:name="T200" style:family="text">
      <style:text-properties officeooo:rsid="0176b3ff"/>
    </style:style>
    <style:style style:name="T201" style:family="text">
      <style:text-properties officeooo:rsid="0172e809"/>
    </style:style>
    <style:style style:name="T202" style:family="text">
      <style:text-properties officeooo:rsid="0174c44a"/>
    </style:style>
    <style:style style:name="T203" style:family="text">
      <style:text-properties officeooo:rsid="0177d4c3"/>
    </style:style>
    <style:style style:name="T204" style:family="text">
      <style:text-properties officeooo:rsid="017868ee" fo:background-color="#ffff00" loext:char-shading-value="0"/>
    </style:style>
    <style:style style:name="T205" style:family="text">
      <style:text-properties officeooo:rsid="017868ee"/>
    </style:style>
    <style:style style:name="T206" style:family="text">
      <style:text-properties officeooo:rsid="0178aaa1"/>
    </style:style>
    <style:style style:name="T207" style:family="text">
      <style:text-properties officeooo:rsid="017907a2"/>
    </style:style>
    <style:style style:name="T208" style:family="text">
      <style:text-properties officeooo:rsid="0179eae9"/>
    </style:style>
    <style:style style:name="T209" style:family="text">
      <style:text-properties officeooo:rsid="017b1bff"/>
    </style:style>
    <style:style style:name="T210" style:family="text">
      <style:text-properties officeooo:rsid="017c0423"/>
    </style:style>
    <style:style style:name="T211" style:family="text">
      <style:text-properties officeooo:rsid="017caffa"/>
    </style:style>
    <style:style style:name="T212" style:family="text">
      <style:text-properties officeooo:rsid="017d8666"/>
    </style:style>
    <style:style style:name="T213" style:family="text">
      <style:text-properties officeooo:rsid="01807281"/>
    </style:style>
    <style:style style:name="T214" style:family="text">
      <style:text-properties officeooo:rsid="0180f3a2"/>
    </style:style>
    <style:style style:name="T215" style:family="text">
      <style:text-properties officeooo:rsid="0182645b"/>
    </style:style>
    <style:style style:name="T216" style:family="text">
      <style:text-properties officeooo:rsid="01828490"/>
    </style:style>
    <style:style style:name="T217" style:family="text">
      <style:text-properties officeooo:rsid="0182f760"/>
    </style:style>
    <style:style style:name="T218" style:family="text">
      <style:text-properties officeooo:rsid="0183db8a"/>
    </style:style>
    <style:style style:name="T219" style:family="text">
      <style:text-properties officeooo:rsid="0185b4d3"/>
    </style:style>
    <style:style style:name="T220" style:family="text">
      <style:text-properties officeooo:rsid="0185e94e"/>
    </style:style>
    <style:style style:name="T221" style:family="text">
      <style:text-properties officeooo:rsid="0187a787"/>
    </style:style>
    <style:style style:name="T222" style:family="text">
      <style:text-properties officeooo:rsid="0189897d"/>
    </style:style>
    <style:style style:name="T223" style:family="text">
      <style:text-properties officeooo:rsid="018b7286"/>
    </style:style>
    <style:style style:name="T224" style:family="text">
      <style:text-properties officeooo:rsid="018c6489"/>
    </style:style>
    <style:style style:name="T225" style:family="text">
      <style:text-properties officeooo:rsid="018c6489" fo:background-color="#ffff00" loext:char-shading-value="0"/>
    </style:style>
    <style:style style:name="T226" style:family="text">
      <style:text-properties officeooo:rsid="018d0201"/>
    </style:style>
    <style:style style:name="T227" style:family="text">
      <style:text-properties officeooo:rsid="018e0949"/>
    </style:style>
    <style:style style:name="T228" style:family="text">
      <style:text-properties officeooo:rsid="018fac2c"/>
    </style:style>
    <style:style style:name="T229" style:family="text">
      <style:text-properties officeooo:rsid="01914b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oft-page-break/><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text:soft-page-break/>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2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text:span><text:soft-page-break/><text:span text:style-name="T121">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2">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2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text:span text:style-name="amh_5f_nombre_5f_romain"><text:span text:style-name="T129">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30">Post hec, dimissis </text:span><text:span text:style-name="T131">GAP</text:span><text:span text:style-name="T130"> supra ripam maris </text:span><text:span text:style-name="amh_5f_ancre_5f_index_5f_locorum">Alexandria</text:span><text:span text:style-name="T130">Alexandria famossissima ciuitate et Damiata, propter conuenientem portum nauigantibus satis nota, perueni ad </text:span><text:span text:style-name="amh_5f_ancre_5f_index_5f_locorum">Cadrum</text:span><text:span text:style-name="T130">Cadrum et </text:span><text:span text:style-name="amh_5f_ancre_5f_index_5f_locorum">Babilonia</text:span><text:span text:style-name="T130">Babiloniam metropolim </text:span><text:span text:style-name="amh_5f_ancre_5f_index_5f_locorum">Egiptus</text:span><text:span text:style-name="T130">Egipti, ubi est sedes soldani in uno castro pu</text:span><text:span text:style-name="T122">l</text:span><text:span text:style-name="T130">cerrimo prope </text:span><text:span text:style-name="amh_5f_ancre_5f_index_5f_locorum">Cadrum</text:span><text:span text:style-name="T130">Cadrum. Hoc castrum in monte est non alto sed petrosos, lato et ualde pulcris palatiis decoratur. Dicitur quod continue, per diuersis ipsius soldani seruitiis et custodia eius in ipso castro, commorentur sex mile personarum quibus cotidie </text:span><text:span text:style-name="T132">de uilla uictualia ministrantur. Ceteri uero amirati </text:span><text:span text:style-name="T133">–</text:span><text:span text:style-name="T132"> id capitanei </text:span><text:span text:style-name="T133">–</text:span><text:span text:style-name="T132"> et genus armorum equites, in maxima multitudine sub castro in ciuitatibus ordinatur et commorantur, sub millenariis, centenariis, qui</text:span><text:span text:style-name="T113">n</text:span><text:span text:style-name="T132">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4">erat </text:span><text:span text:style-name="amh_5f_ancre_5f_index_5f_locorum">Cadrum</text:span><text:span text:style-name="T134">Cadrum, que est uersus desertum </text:span><text:span text:style-name="amh_5f_ancre_5f_index_5f_locorum">Siria</text:span><text:span text:style-name="T134">Sirie, paruum distans a </text:span><text:span text:style-name="amh_5f_ancre_5f_index_5f_locorum">Nilus</text:span><text:span text:style-name="T134">Nilo, fluuio </text:span><text:span text:style-name="T113">P</text:span><text:span text:style-name="T134">aradisi. </text:span><text:span text:style-name="amh_5f_ancre_5f_index_5f_locorum">Babilonia</text:span><text:span text:style-name="T134">Babilonia uero sita est super fluuium ipsum sine medio. Predicte due uille multum sunt populose, pulcerrimis edificiis constructe, </text:span><text:span text:style-name="T135">plus quam de foris appareant quia orientales generaliter plus intus quam de foris edificia sua marmore et musa</text:span><text:span text:style-name="T113">ï</text:span><text:span text:style-name="T135">co opere mirabiliter </text:span><text:span text:style-name="amh_5f_foliotation"><text:span text:style-name="T135">[f.</text:span></text:span><text:span text:style-name="amh_5f_foliotation"><text:span text:style-name="T113"> </text:span></text:span><text:span text:style-name="amh_5f_foliotation"><text:span text:style-name="T135">242v]</text:span></text:span><text:span text:style-name="T135"> uenustant tam in parientibus quam in pauimentis. </text:span><text:span text:style-name="T136">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7">s</text:span><text:span text:style-name="T136"> quia, ut de ceteris taceam, sicut antiqua filiis Israel, tunc fidelibus maxime, fuit infesta sic et nobis christianis </text:span><text:span text:style-name="T138">ueris Israelitic</text:span><text:span text:style-name="T139">i</text:span><text:span text:style-name="T138">s </text:span><text:span text:style-name="T139">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140">fefellit, falsisque miraculis uerius mirabilibus sibi et patri et mendaciis colligauit. Corpusque ipsius perditissimi pseustis sub soldani diligentissima custodia in ciuitate que Meca dicitur sita in deserto Arabie, de Babilonia circa </text:span><text:span text:style-name="amh_5f_nombre_5f_romain"><text:span text:style-name="T140">xxv</text:span></text:span><text:span text:style-name="T140"> dietas pro maximo sanctuario seruatur in </text:span><text:soft-page-break/><text:span text:style-name="T140">pulcra eorum ecclesia quam musket uulgariter dicunt non quod pendeat in aere per uirtutem petre que ferrum trahit ut false diuulgatum est, sed alias in tu</text:span><text:span text:style-name="T141">m</text:span><text:span text:style-name="T140">ba eleuata et pre</text:span><text:span text:style-name="T141">c</text:span><text:span text:style-name="T140">iosa ad maiorem ipsius </text:span><text:span text:style-name="T14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141">ipsi</text:span><office:annotation-end office:name="__Annotation__7120_232900934"/><text:span text:style-name="T141"> ibidem </text:span><text:span text:style-name="T129">ad suum prophetam deuotissimam et sollempnissimam inpe</text:span><text:span text:style-name="T142">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142">xxv</text:span></text:span><text:span text:style-name="T142"> in Caldea et illius patrie dominus nunc est Chan, id est imperator tartarorum de Persia. </text:span><text:span text:style-name="T14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143">co</text:span><text:span text:style-name="T144">mmorantium</text:span><office:annotation-end office:name="__Annotation__7374_232900934"/><text:span text:style-name="T144"> </text:span><text:span text:style-name="T145">multitudinem innumerosam. Hec hactenus dicta sunt quia gaudemus et </text:span><text:span text:style-name="T146">querimus scire sic enim habetur </text:span><text:span text:style-name="T147">discretio noue ac ueteris Babilonie quarum noua in opere hoc principaliter est recolenda.</text:span></text:p>
      <text:p text:style-name="P24">Igitur Fluuius paradisi id est Nilus nouam Babiloniam preterfluens ac terram Egipti irrigans et fecundans et omnibus bonis habundare faciens. Gion in Genesi appelatur. Quidam tamen dicunt quod Gion <text:span text:style-name="T148">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149">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149">corneoli.</text:span></text:p>
      <text:p text:style-name="P25"><text:span text:style-name="T150">In Cadro et</text:span><office:annotation-end office:name="__Annotation__7843_232900934"/> <text:span text:style-name="T150">Babilonia </text:span><text:span text:style-name="T151">pulcre ecclesie plures sunt </text:span><text:span text:style-name="T152">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26">Sciendum autem quod Egiptus <text:span text:style-name="T153">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pan text:style-name="amh_5f_foliotation"><text:span text:style-name="T153">[f. 243r]</text:span></text:span><text:span text:style-name="T153"> regio de se sicca est et fortis ardor solis humores consumit super eam eleuatos faciliter. Vnde in longum </text:span><text:span text:style-name="T154">protenditur ab Ethiopia secundum fluuii cursum, usque </text:span><text:span text:style-name="T155">ad Alexandriam </text:span><text:span text:style-name="T156">et mare </text:span><text:soft-page-break/><text:span text:style-name="T156">Mediteraneum, tantum habens latitudinis prout fluuius, secundum dispositionem </text:span><text:span text:style-name="T157">terre hinc inde et hominum diligentia elargari poterit.</text:span></text:p>
      <text:p text:style-name="P27">Vidi ego in Cadro tres elefantos uiuos. <text:span text:style-name="T158">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158">scamarum</text:span><office:annotation-end office:name="__Annotation__8857_232900934"/><text:span text:style-name="T158"> piscis ualde disciplinabilis ad sonum instrumenti musici corruscat, corisat et saltat. </text:span><text:span text:style-name="T159">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159">quare</text:span><office:annotation-end office:name="__Annotation__8930_232900934"/><text:span text:style-name="T159"> </text:span><text:span text:style-name="T160">uerum non est quod hec iacens de se uno erigi non possit. Ad preceptum magistri aduenientibus alludit, caput inclinando, genua flectendo, terram deosculando, </text:span><text:span text:style-name="T161">quia hic modus honorandi in terra illa communiter consuetus est. </text:span><text:span text:style-name="T162">Vidi et in Cadro animal Indie ieraffam nomine in anteriore parte multum eleuatum longissimum collum habens, ita ut de tecto domus </text:span><text:span text:style-name="T163">communis altitudinis comedere possit, retro ita demissum est ut dorsum eius manu hominis tangi possit. Non est autem ferax animal, sed ad modum iumenti pacificum colore albo et rubeo pellem habens ordinatissime decorata. Vidi </text:span><text:span text:style-name="T164">plures catos mamones, psitacos mirabiliter instructos gestibus suis homines multipliciter ad deductionem et solatia prouocantes. </text:span><text:span text:style-name="T165">Inuenitur </text:span><text:span text:style-name="T166">GAP</text:span><text:span text:style-name="T167"> </text:span><text:span text:style-name="T166">GAP</text:span><text:span text:style-name="T167"> psitacus qui pro centum aureis non daretur, </text:span><text:span text:style-name="T168">quia in hiis partibus sunt homines ultra modum delicati et corporalia solatia diligentes.</text:span></text:p>
      <text:p text:style-name="P28">In superioribus Egipti est <text:span text:style-name="T16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169">m</text:span>ar<text:span text:style-name="T169">ag</text:span>d<text:span text:style-name="T169">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169">g</text:span>di<office:annotation-end office:name="__Annotation__9918_232900934"/><text:note text:id="ftn75" text:note-class="footnote"><text:note-citation>75</text:note-citation><text:note-body><text:p text:style-name="Footnote"/></text:note-body></text:note> in meliori foro habentur, <text:span text:style-name="T170">quam alia parte mundi. </text:span><text:span text:style-name="T171">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171">paradisi</text:span><office:annotation-end office:name="__Annotation__10082_232900934"/><text:span text:style-name="T17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171">nuncupatur,</text:span><office:annotation-end office:name="__Annotation__10083_232900934"/><text:span text:style-name="T171"> optim</text:span><text:span text:style-name="T172">i saporis mollia et in ore cito l</text:span><text:span text:style-name="T173">iquescunt </text:span><text:span text:style-name="T174">per transuersum quomodocumque diuiseris inuenies crucifixum, in tantum ut aliquotiens faciei </text:span><text:span text:style-name="T175">et aliorum membrorum liniamenta possis </text:span><text:span text:style-name="T176">perpendere </text:span><text:span text:style-name="T177">compete</text:span><text:span text:style-name="T178">n</text:span><text:span text:style-name="T177">ter. </text:span><text:span text:style-name="T179">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179">poterunt</text:span><office:annotation-end office:name="__Annotation__10873_232900934"/><text:span text:style-name="T179"> incorrupta. Succarum optimum ibi crscit et alia terre nascentia apud nos non assueta et consueta ibidem </text:span><text:span text:style-name="T180">tamen et multo amplius virtuosa.</text:span></text:p>
      <text:p text:style-name="P29">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181">exiurerint, dantur dominis quorum oua fuerunt asportatique nutriunt. Quare in partibus illis est maxima capia gallinarum. Hoc mirabilius reputo omnibus uiderimque homines </text:span><text:span text:style-name="T182">et femine in partibus illis uenduntur si sint alterius fidei uel secte quam uendentes </text:span><text:span text:style-name="T183">uel ementes et sic in seruitutem rediguntur, </text:span><text:span text:style-name="T184">et secundum iuuentutem, fortitudinem aetatem, artem, </text:span><text:span text:style-name="T185">sanitatem,</text:span><text:span text:style-name="T186"> pulcritudinem </text:span><text:span text:style-name="T187">et huiusmodi precio numerantur.</text:span></text:p>
      <text:p text:style-name="P30"><text:soft-page-break/>Infra Babiloniam est quedam contracta singulater fertilis <text:span text:style-name="T188">et bonis uberrimis opulenta, que dicitur esse tota Iessen, quam filii Israel consensu faraonis ob merita Ioseph et patris beati Iacob patriarce </text:span><text:span text:style-name="T189">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190">contessa</text:span><office:annotation-end office:name="__Annotation__11957_232900934"/><text:span text:style-name="T190"> dati sunt in Egipto. Que autem miracula ac mirabilia Deus in Egipto operatus sit in libro Moisi satis apparet.</text:span></text:p>
      <text:p text:style-name="P31">Est prope Cadrum uersus plagam Sirie deserti ortus balsami singularis, non autem est multum magnus nec forti sepe nec muro <text:span text:style-name="T191">circumdatus. De quo plurimum admirabar, locum scilicet tam nobilem et uirtuosum </text:span><text:span text:style-name="T192">non fortius munitum. </text:span><text:span text:style-name="T193">Arbusta </text:span><text:span text:style-name="T194">balsami </text:span><text:span text:style-name="T195">grossa nont sunt, autem alta, sed </text:span><text:span text:style-name="T196">ad modum </text:span><text:span text:style-name="T197">uitis </text:span><text:span text:style-name="T198">ramusculi </text:span><text:span text:style-name="T199">mediocres. </text:span><text:span text:style-name="T200">I</text:span><text:span text:style-name="T201">rrigantur </text:span><text:span text:style-name="T200">h</text:span><text:span text:style-name="T201">ic ortus fonte </text:span><text:span text:style-name="T202">quodam </text:span><text:span text:style-name="T203">paruo in medio existante, </text:span><text:span text:style-name="T204">GAP</text:span><text:span text:style-name="T205"> in quo Virginem </text:span><text:span text:style-name="T206">puerum Ihesum balneasse </text:span><text:span text:style-name="amh_5f_foliotation"><text:span text:style-name="T207">[f. </text:span></text:span><text:span text:style-name="amh_5f_foliotation"><text:span text:style-name="T208">243v</text:span></text:span><text:span text:style-name="amh_5f_foliotation"><text:span text:style-name="T207">]</text:span></text:span><text:span text:style-name="T207"> </text:span><text:span text:style-name="T209">sepius ac uestes </text:span><text:span text:style-name="T210">panniculosque eius lauasse asserunt christiani, et ex hinc aiunt fontem uirtutem </text:span><text:span text:style-name="T211">contraxisse ut terra, hac aqua irrigata, balsamum </text:span><text:span text:style-name="T212">germinet et producat.</text:span></text:p>
      <text:p text:style-name="P32"><text:span text:style-name="amh_5f_lettre_5f_rubriquee">V</text:span>ltra <text:span text:style-name="T213">Babilonia et fluuium paradisi, uersus desertum quod est inter Egiptum et Affricam, </text:span><text:span text:style-name="T214">sunt plura antiquorum monumenta figure piramidalis, </text:span><text:span text:style-name="T215">inter que sunt duo mire magnitudinis </text:span><text:span text:style-name="T216">de lapidibus maximis et politis, in quibus inueni scripturas diuersorum </text:span><text:span text:style-name="T217">idiomatum. </text:span><text:span text:style-name="T218">In uno </text:span><text:span text:style-name="T219">tamen inueni </text:span><text:span text:style-name="T220">hos uersus </text:span><text:span text:style-name="T221">latinos petris insculptos, </text:span><text:span text:style-name="T222">ut scilicet sequitur :</text:span></text:p>
      <text:p text:style-name="amh_5f_vers">Vidi piram<text:span text:style-name="T223">i</text:span>das sine te dulcissime frater</text:p>
      <text:p text:style-name="amh_5f_vers">Et tibi quod potui lacrimas hic mesta refudi</text:p>
      <text:p text:style-name="P33">Et nostri memorem luctus hanc sculpto querelam.</text:p>
      <text:p text:style-name="P33">Sit nomen decimi centi anni pyramide in alta</text:p>
      <text:p text:style-name="P33">Pontificis comitisque tuis traiane triumphis</text:p>
      <text:p text:style-name="P33">Lustra sex infra censorum consulis esse.</text:p>
      <text:p text:style-name="P34">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224">comprehensus </text:span><text:span text:style-name="T225">GAP</text:span><text:span text:style-name="T224"> maxime quia a summo ad deorsum plene sunt maximis lapidibus inuicem bene iunctis, nisi quod porta bene paruula a terre eleuata bene remansit, et uia </text:span><text:span text:style-name="T226">stricta et tenebrosa per quam descenditur </text:span><text:span text:style-name="T227">ad certum spatium in eisdem, nulla in ipsis reperta </text:span><text:span text:style-name="T228">latitudine spatiosa. </text:span><text:span text:style-name="T229">Verum quod monumenta fuerunt uersus predicti testantur multaque alia intuenti.</text:span></text:p>
      <text:p text:style-name="P35">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amh_5f_paragraphe"/>
      <text:p text:style-name="amh_5f_paragraphe"><text:span text:style-name="T116"><text:s/></text:span><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domini dici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default-outline-level="" style:list-style-name="" style:master-page-name="">
      <style:paragraph-properties fo:line-height="100%" style:page-number="auto"/>
      <style:text-properties fo:language="la" fo:country="VA"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text-align="center" style:justify-single-word="false"/>
      <style:text-properties officeooo:rsid="018053a2"/>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text-properties fo:font-variant="small-caps" officeooo:rsid="00186191" fo:background-color="#00a933" text:display="none"/>
    </style:style>
    <style:style style:name="amh_5f_ancre_5f_index_5f_locorum" style:display-name="amh_ancre_index_locorum" style:family="text">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12T17:41:07.856180100</dc:date>
    <dc:creator>Alexandre Moret Houplon</dc:creator>
    <meta:editing-duration>P2DT10H32M31S</meta:editing-duration>
    <meta:editing-cycles>257</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12" meta:paragraph-count="106" meta:word-count="4179" meta:character-count="27632" meta:non-whitespace-character-count="23551"/>
  </office:meta>
</office:document-meta>
</file>